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a493" officeooo:paragraph-rsid="0015a493" style:font-weight-asian="bold" style:font-weight-complex="bold"/>
    </style:style>
    <style:style style:name="P2" style:family="paragraph" style:parent-style-name="Standard">
      <style:text-properties fo:font-weight="bold" officeooo:rsid="001a8462" officeooo:paragraph-rsid="001a8462" style:font-weight-asian="bold" style:font-weight-complex="bold"/>
    </style:style>
    <style:style style:name="P3" style:family="paragraph" style:parent-style-name="Standard">
      <style:text-properties fo:font-weight="normal" officeooo:rsid="0015a493" officeooo:paragraph-rsid="0015a493" style:font-weight-asian="normal" style:font-weight-complex="normal"/>
    </style:style>
    <style:style style:name="P4" style:family="paragraph" style:parent-style-name="Standard">
      <style:text-properties fo:font-weight="normal" officeooo:rsid="00172a89" officeooo:paragraph-rsid="00172a89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190c67" officeooo:paragraph-rsid="00190c67" style:font-weight-asian="normal" style:font-weight-complex="normal"/>
    </style:style>
    <style:style style:name="P6" style:family="paragraph" style:parent-style-name="Standard">
      <style:text-properties fo:font-weight="normal" officeooo:rsid="00190c67" officeooo:paragraph-rsid="00190c67" style:font-weight-asian="normal" style:font-weight-complex="normal"/>
    </style:style>
    <style:style style:name="P7" style:family="paragraph" style:parent-style-name="Standard">
      <style:text-properties fo:font-weight="normal" officeooo:rsid="001a61c9" officeooo:paragraph-rsid="001a61c9" style:font-weight-asian="normal" style:font-weight-complex="normal"/>
    </style:style>
    <style:style style:name="P8" style:family="paragraph" style:parent-style-name="Standard">
      <style:text-properties fo:font-weight="normal" officeooo:rsid="001a8462" officeooo:paragraph-rsid="001a8462" style:font-weight-asian="normal" style:font-weight-complex="normal"/>
    </style:style>
    <style:style style:name="P9" style:family="paragraph" style:parent-style-name="Standard" style:list-style-name="L2">
      <style:text-properties fo:font-weight="normal" officeooo:rsid="001a8462" officeooo:paragraph-rsid="001a8462" style:font-weight-asian="normal" style:font-weight-complex="normal"/>
    </style:style>
    <style:style style:name="P10" style:family="paragraph" style:parent-style-name="Standard" style:list-style-name="L3">
      <style:text-properties fo:font-weight="normal" officeooo:rsid="001a8462" officeooo:paragraph-rsid="001a8462" style:font-weight-asian="normal" style:font-weight-complex="normal"/>
    </style:style>
    <style:style style:name="P11" style:family="paragraph" style:parent-style-name="Standard" style:list-style-name="L4">
      <style:text-properties fo:font-weight="normal" officeooo:rsid="001a8462" officeooo:paragraph-rsid="001a8462" style:font-weight-asian="normal" style:font-weight-complex="normal"/>
    </style:style>
    <style:style style:name="P12" style:family="paragraph" style:parent-style-name="Standard" style:list-style-name="L6">
      <style:text-properties fo:font-weight="normal" officeooo:rsid="0020cccc" officeooo:paragraph-rsid="0020cccc" style:font-weight-asian="normal" style:font-weight-complex="normal"/>
    </style:style>
    <style:style style:name="P13" style:family="paragraph" style:parent-style-name="Standard" style:list-style-name="L6">
      <style:text-properties fo:font-weight="normal" officeooo:rsid="00222252" officeooo:paragraph-rsid="00222252" style:font-weight-asian="normal" style:font-weight-complex="normal"/>
    </style:style>
    <style:style style:name="P14" style:family="paragraph" style:parent-style-name="Standard" style:list-style-name="L6">
      <style:text-properties fo:font-weight="normal" officeooo:rsid="0022ba18" officeooo:paragraph-rsid="0022ba18" style:font-weight-asian="normal" style:font-weight-complex="normal"/>
    </style:style>
    <style:style style:name="T1" style:family="text">
      <style:text-properties officeooo:rsid="001c7027"/>
    </style:style>
    <style:style style:name="T2" style:family="text">
      <style:text-properties officeooo:rsid="0023d46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R-sensor</text:p>
      <text:p text:style-name="P1"/>
      <text:p text:style-name="P3">Step 1.</text:p>
      <text:p text:style-name="P3"/>
      <text:p text:style-name="P3">Valitsin IR-sensorin oman mielenkinnon takia. Kiinnostukseni tulee siitä, että minun fysiikan kirjoitusten vaikein kysymys liittyi infrapunaan.</text:p>
      <text:p text:style-name="P3"/>
      <text:p text:style-name="P3">Step 2.</text:p>
      <text:p text:style-name="P3"/>
      <text:p text:style-name="P4">Miten infrapunasensori toimii?</text:p>
      <text:p text:style-name="P4"/>
      <text:p text:style-name="P4">Step 3.</text:p>
      <text:p text:style-name="P4"/>
      <text:list xml:id="list1982286548" text:style-name="L1">
        <text:list-item>
          <text:p text:style-name="P5">Me tiedämme, että infrapunasensoria voi käyttää lämpötilan havaitsemiseen sekä liikkeen tunnistukseen. <text:span text:style-name="T1">Me tiedämme myös, että infrapunaa ei näy ihmisen silmällä.</text:span></text:p>
        </text:list-item>
        <text:list-item>
          <text:p text:style-name="P5">Me arvaamme, että infrapunasensori käyttää joko kameraa tai laaseria havaitsemiseen.</text:p>
        </text:list-item>
      </text:list>
      <text:p text:style-name="P6"/>
      <text:p text:style-name="P7">Step 4.</text:p>
      <text:p text:style-name="P7"/>
      <text:p text:style-name="P8">Selitysmallin vahvuudet</text:p>
      <text:list xml:id="list1354810565" text:style-name="L2">
        <text:list-item>
          <text:p text:style-name="P9">Tieto sensori käytöstä</text:p>
        </text:list-item>
      </text:list>
      <text:p text:style-name="P8"/>
      <text:p text:style-name="P8">Selitysmallin heikkoudet</text:p>
      <text:list xml:id="list1808831887" text:style-name="L3">
        <text:list-item>
          <text:p text:style-name="P10">Tiedon puute.</text:p>
        </text:list-item>
        <text:list-item>
          <text:p text:style-name="P10">Epävarmuus siitä käyttääkö sensori laaseria vai kameraa</text:p>
        </text:list-item>
      </text:list>
      <text:p text:style-name="P8"/>
      <text:p text:style-name="P8">Mitä pitää tutkia lisää</text:p>
      <text:list xml:id="list3401711451" text:style-name="L4">
        <text:list-item>
          <text:p text:style-name="P11">Kuinka infrapunaa voi käyttää käyttää lämmön havaitsemisseen.</text:p>
        </text:list-item>
        <text:list-item>
          <text:p text:style-name="P11">Miten sensori saa lämpöarvon, jos sensori käyttääkin kameraa.</text:p>
        </text:list-item>
      </text:list>
      <text:p text:style-name="P8"/>
      <text:p text:style-name="P8">Step 5.</text:p>
      <text:p text:style-name="P8"/>
      <text:list xml:id="list2809103695" text:style-name="L6">
        <text:list-item>
          <text:p text:style-name="P12">Infrapuna spektrumi on jaettu kolmeen osaan.</text:p>
          <text:list>
            <text:list-item>
              <text:p text:style-name="P12">Lähi-infrapuna: 0.75 – 3 mikro-metriä</text:p>
            </text:list-item>
            <text:list-item>
              <text:p text:style-name="P12">Keski-infrapuna: 3 – 6 mikro-metriä</text:p>
            </text:list-item>
            <text:list-item>
              <text:p text:style-name="P12">Kaukoinfrapuna: yli 6 mikro-metriä</text:p>
            </text:list-item>
          </text:list>
        </text:list-item>
        <text:list-item>
          <text:p text:style-name="P13">Infrapuna säteilyä löytyy kaikkialta.</text:p>
        </text:list-item>
        <text:list-item>
          <text:p text:style-name="P13">Pelkkä infrapuna ei riitä sensorille. Sensorin täytyy muuntaa, sekä vahvistaa infrapuna säteilyä, jotta sillä voidaan tehdä jotain.’</text:p>
          <text:list>
            <text:list-item>
              <text:p text:style-name="P14"><text:span text:style-name="T2">Tietynlaisia l</text:span>inssejä voidaan käyttää muuntamaan infrapuna säteilyä.</text:p>
            </text:list-item>
          </text:list>
        </text:list-item>
      </text:list>
      <text:p text:style-name="P8"/>
      <text:p text:style-name="P2">Lähteet</text:p>
      <text:p text:style-name="P8">https://www.getkisi.com/guides/infrared-senso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9-30T18:37:32.488000000</meta:creation-date>
    <dc:date>2024-09-30T19:15:18.480000000</dc:date>
    <meta:editing-duration>PT37M38S</meta:editing-duration>
    <meta:editing-cycles>15</meta:editing-cycles>
    <meta:generator>LibreOffice/6.2.8.2$Windows_X86_64 LibreOffice_project/f82ddfca21ebc1e222a662a32b25c0c9d20169ee</meta:generator>
    <meta:document-statistic meta:table-count="0" meta:image-count="0" meta:object-count="0" meta:page-count="1" meta:paragraph-count="27" meta:word-count="157" meta:character-count="1201" meta:non-whitespace-character-count="1083"/>
  </office:meta>
</office:document-meta>
</file>